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ourceCodePro-Light" svg:font-family="SourceCodePro-Ligh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0ee32f" officeooo:paragraph-rsid="000ee32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0ee32f" officeooo:paragraph-rsid="000f976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ee32f" officeooo:paragraph-rsid="0010cba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f0fd0" officeooo:paragraph-rsid="000f0fd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0f0fd0" officeooo:paragraph-rsid="0010cba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f0fd0" officeooo:paragraph-rsid="0011764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0cba6" officeooo:paragraph-rsid="0010cba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0cba6" officeooo:paragraph-rsid="00117642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17642" officeooo:paragraph-rsid="00117642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17642" officeooo:paragraph-rsid="0012aaf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2aaf7" officeooo:paragraph-rsid="0012aaf7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2aaf7" officeooo:paragraph-rsid="0013e3f9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3e3f9" officeooo:paragraph-rsid="0013e3f9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f0fd0" style:font-style-asian="normal" style:font-style-complex="normal"/>
    </style:style>
    <style:style style:name="T3" style:family="text">
      <style:text-properties fo:font-style="normal" officeooo:rsid="000f976d" style:font-style-asian="normal" style:font-style-complex="normal"/>
    </style:style>
    <style:style style:name="T4" style:family="text">
      <style:text-properties fo:font-style="normal" officeooo:rsid="0010cba6" style:font-style-asian="normal" style:font-style-complex="normal"/>
    </style:style>
    <style:style style:name="T5" style:family="text">
      <style:text-properties fo:font-style="normal" officeooo:rsid="00117642" style:font-style-asian="normal" style:font-style-complex="normal"/>
    </style:style>
    <style:style style:name="T6" style:family="text">
      <style:text-properties fo:font-style="normal" officeooo:rsid="0012aaf7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f0fd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f976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cba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764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2aaf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3e3f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d80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bd84" style:font-style-asian="normal" style:font-weight-asian="normal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0fd0" style:font-weight-asian="normal" style:font-weight-complex="normal"/>
    </style:style>
    <style:style style:name="T18" style:family="text">
      <style:text-properties fo:font-weight="normal" officeooo:rsid="000f976d" style:font-weight-asian="normal" style:font-weight-complex="normal"/>
    </style:style>
    <style:style style:name="T19" style:family="text">
      <style:text-properties fo:font-weight="normal" officeooo:rsid="0010cba6" style:font-weight-asian="normal" style:font-weight-complex="normal"/>
    </style:style>
    <style:style style:name="T20" style:family="text">
      <style:text-properties fo:font-weight="normal" officeooo:rsid="00117642" style:font-weight-asian="normal" style:font-weight-complex="normal"/>
    </style:style>
    <style:style style:name="T21" style:family="text">
      <style:text-properties fo:font-weight="normal" officeooo:rsid="0012aaf7" style:font-weight-asian="normal" style:font-weight-complex="normal"/>
    </style:style>
    <style:style style:name="T22" style:family="text">
      <style:text-properties fo:font-weight="normal" officeooo:rsid="0013e3f9" style:font-weight-asian="normal" style:font-weight-complex="normal"/>
    </style:style>
    <style:style style:name="T23" style:family="text">
      <style:text-properties fo:font-weight="normal" officeooo:rsid="0015d806" style:font-weight-asian="normal" style:font-weight-complex="normal"/>
    </style:style>
    <style:style style:name="T24" style:family="text">
      <style:text-properties fo:font-weight="normal" officeooo:rsid="0016bd84" style:font-weight-asian="normal" style:font-weight-complex="normal"/>
    </style:style>
    <style:style style:name="T25" style:family="text">
      <style:text-properties fo:font-style="italic" fo:font-weight="bold" officeooo:rsid="000f0fd0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xmxvkd kfcds sqjhc nhms (contains dairy, fish)</text:p>
      <text:p text:style-name="Standard">trh fvjkl sbzzf mxmxvkd (contains dairy)</text:p>
      <text:p text:style-name="Standard">sqjhc fvjkl (contains soy)</text:p>
      <text:p text:style-name="Standard">sqjhc mxmxvkd sbzzf (contains fish)</text:p>
      <text:p text:style-name="Standard"/>
      <text:p text:style-name="P1"><text:span text:style-name="T1">while</text:span><text:span text:style-name="T7"> </text:span><text:span text:style-name="T1">not</text:span><text:span text:style-name="T7"> finished reading</text:span></text:p>
      <text:p text:style-name="P1"><text:span text:style-name="T7"><text:s text:c="3"/></text:span><text:span text:style-name="T16">read line</text:span></text:p>
      <text:p text:style-name="P2"><text:span text:style-name="T7"><text:s text:c="3"/></text:span><text:span text:style-name="T1">for each</text:span><text:span text:style-name="T7"> </text:span><text:span text:style-name="T17">ingredient</text:span><text:span text:style-name="T8"> </text:span><text:span text:style-name="T10">listed on line</text:span></text:p>
      <text:p text:style-name="P1"><text:span text:style-name="T7"><text:s text:c="6"/></text:span><text:span text:style-name="T1">if</text:span><text:span text:style-name="T7"> </text:span><text:span text:style-name="T17">ingredient</text:span><text:span text:style-name="T7"> </text:span><text:span text:style-name="T8">not </text:span><text:span text:style-name="T7">already known</text:span></text:p>
      <text:p text:style-name="P1"><text:span text:style-name="T7"><text:s text:c="9"/></text:span><text:span text:style-name="T17">ingredient</text:span><text:span text:style-name="T8"> ← { </text:span><text:span text:style-name="T18">suspicious</text:span><text:span text:style-name="T9"> </text:span><text:span text:style-name="T10">=</text:span><text:span text:style-name="T9"> { </text:span><text:span text:style-name="T10">new </text:span><text:span text:style-name="T19">allergen</text:span><text:span text:style-name="T10">s on line</text:span><text:span text:style-name="T8"> }, </text:span><text:span text:style-name="T18">cleared</text:span><text:span text:style-name="T9"> </text:span><text:span text:style-name="T10">=</text:span><text:span text:style-name="T9"> { </text:span><text:span text:style-name="T10">known </text:span><text:span text:style-name="T19">allergen</text:span><text:span text:style-name="T10">s on line</text:span><text:span text:style-name="T9"> }</text:span><text:span text:style-name="T8"> </text:span><text:span text:style-name="T9">}</text:span></text:p>
      <text:p text:style-name="P1"><text:span text:style-name="T9"><text:s text:c="9"/></text:span><text:span text:style-name="T14">add </text:span><text:span text:style-name="T23">ingredient</text:span><text:span text:style-name="T14"> to known</text:span></text:p>
      <text:p text:style-name="P1"><text:span text:style-name="T8"><text:s text:c="6"/></text:span><text:span text:style-name="T2">else</text:span><text:span text:style-name="T8"> </text:span><text:span text:style-name="T11">(</text:span><text:span text:style-name="T20">ingredient</text:span><text:span text:style-name="T11"> already known)</text:span></text:p>
      <text:p text:style-name="P1"><text:span text:style-name="T8"><text:s text:c="9"/></text:span><text:span text:style-name="T2">for each</text:span><text:span text:style-name="T8"> </text:span><text:span text:style-name="T11">known </text:span><text:span text:style-name="T17">allergen</text:span><text:span text:style-name="T8"> </text:span><text:span text:style-name="T9">listed on line</text:span></text:p>
      <text:p text:style-name="P2"><text:span text:style-name="T8"><text:s text:c="12"/></text:span><text:span text:style-name="T3">if</text:span><text:span text:style-name="T9"> </text:span><text:span text:style-name="T18">ingredient</text:span><text:span text:style-name="T9"> </text:span><text:span text:style-name="T3">not</text:span><text:span text:style-name="T9"> </text:span><text:span text:style-name="T3">in</text:span><text:span text:style-name="T9"> </text:span><text:span text:style-name="T18">allergen</text:span><text:span text:style-name="T9">’s </text:span><text:span text:style-name="T20">suspicious</text:span></text:p>
      <text:p text:style-name="P2"><text:span text:style-name="T9"><text:s text:c="16"/></text:span><text:span text:style-name="T8">add </text:span><text:span text:style-name="T17">ingredient</text:span><text:span text:style-name="T8"> to </text:span><text:span text:style-name="T17">allergen</text:span><text:span text:style-name="T8">’s </text:span><text:span text:style-name="T20">cleared</text:span></text:p>
      <text:p text:style-name="P2"><text:span text:style-name="T8"><text:s text:c="16"/></text:span><text:span text:style-name="T9">add </text:span><text:span text:style-name="T18">allergen</text:span><text:span text:style-name="T9"> to </text:span><text:span text:style-name="T18">ingredient</text:span><text:span text:style-name="T9">’s </text:span><text:span text:style-name="T20">cleared</text:span></text:p>
      <text:p text:style-name="P3"><text:span text:style-name="T8"><text:s text:c="3"/></text:span><text:span text:style-name="T2">for each</text:span><text:span text:style-name="T8"> </text:span><text:span text:style-name="T17">allergen</text:span><text:span text:style-name="T8"> </text:span><text:span text:style-name="T9">listed on line</text:span></text:p>
      <text:p text:style-name="P3"><text:span text:style-name="T9"><text:s text:c="6"/></text:span><text:span text:style-name="T3">if</text:span><text:span text:style-name="T9"> </text:span><text:span text:style-name="T18">allergen</text:span><text:span text:style-name="T9"> </text:span><text:span text:style-name="T3">not</text:span><text:span text:style-name="T9"> known</text:span></text:p>
      <text:p text:style-name="P3"><text:span text:style-name="T9"><text:s text:c="10"/></text:span><text:span text:style-name="T18">allergen</text:span><text:span text:style-name="T9"> ← { </text:span><text:span text:style-name="T18">suspicious</text:span><text:span text:style-name="T9"> = { </text:span><text:span text:style-name="T3">each</text:span><text:span text:style-name="T9"> </text:span><text:span text:style-name="T18">ingredient</text:span><text:span text:style-name="T9"> listed } , </text:span><text:span text:style-name="T18">cleared</text:span><text:span text:style-name="T9"> ← {} }</text:span></text:p>
      <text:p text:style-name="P3"><text:span text:style-name="T9"><text:s text:c="10"/></text:span><text:span text:style-name="T12">add </text:span><text:span text:style-name="T21">allergen</text:span><text:span text:style-name="T12"> to each </text:span><text:span text:style-name="T15">old</text:span><text:span text:style-name="T12"> </text:span><text:span text:style-name="T21">ingredient</text:span><text:span text:style-name="T12">’s </text:span><text:span text:style-name="T21">suspicious</text:span><text:span text:style-name="T12"> </text:span><text:span text:style-name="T15">(new </text:span><text:span text:style-name="T24">ingredent</text:span><text:span text:style-name="T15">s already done above)</text:span></text:p>
      <text:p text:style-name="P3"><text:span text:style-name="T7"><text:s text:c="6"/></text:span><text:span text:style-name="T4">else</text:span></text:p>
      <text:p text:style-name="P1"><text:span text:style-name="T7"><text:s text:c="9"/></text:span><text:span text:style-name="T3">for each</text:span><text:span text:style-name="T7"> </text:span><text:span text:style-name="T18">ingredient</text:span><text:span text:style-name="T9"> of </text:span><text:span text:style-name="T16">allergen</text:span><text:span text:style-name="T9">’s </text:span><text:span text:style-name="T16">suspicious</text:span></text:p>
      <text:p text:style-name="P1"><text:span text:style-name="T8"><text:s text:c="13"/></text:span><text:span text:style-name="T3">if</text:span><text:span text:style-name="T9"> </text:span><text:span text:style-name="T18">ingredient</text:span><text:span text:style-name="T9"> </text:span><text:span text:style-name="T3">not</text:span><text:span text:style-name="T9"> on line</text:span></text:p>
      <text:p text:style-name="P3"><text:span text:style-name="T9"><text:s text:c="17"/>remove </text:span><text:span text:style-name="T19">ingredient</text:span><text:span text:style-name="T9"> from </text:span><text:span text:style-name="T19">allergen</text:span><text:span text:style-name="T9">’s </text:span><text:span text:style-name="T18">suspicious</text:span><text:span text:style-name="T9">, add </text:span><text:span text:style-name="T18">ingredient</text:span><text:span text:style-name="T9"> to </text:span><text:span text:style-name="T18">allergen</text:span><text:span text:style-name="T9">’s </text:span><text:span text:style-name="T18">cleared</text:span></text:p>
      <text:p text:style-name="P1"><text:span text:style-name="T9"><text:s text:c="17"/>remove </text:span><text:span text:style-name="T18">allergen</text:span><text:span text:style-name="T9"> from </text:span><text:span text:style-name="T18">ingredient</text:span><text:span text:style-name="T9">’s </text:span><text:span text:style-name="T18">suspicious</text:span><text:span text:style-name="T9">, </text:span><text:span text:style-name="T10">add </text:span><text:span text:style-name="T19">allergen</text:span><text:span text:style-name="T10"> to </text:span><text:span text:style-name="T19">ingredient</text:span><text:span text:style-name="T10">’s cleared</text:span></text:p>
      <text:p text:style-name="P1"><text:span text:style-name="T10"><text:s text:c="9"/></text:span><text:span text:style-name="T6">for each</text:span><text:span text:style-name="T12"> </text:span><text:span text:style-name="T21">ingredient</text:span><text:span text:style-name="T12"> on line</text:span></text:p>
      <text:p text:style-name="P1"><text:span text:style-name="T12"><text:s text:c="13"/></text:span><text:span text:style-name="T6">if</text:span><text:span text:style-name="T12"> </text:span><text:span text:style-name="T21">ingredient</text:span><text:span text:style-name="T12"> </text:span><text:span text:style-name="T6">not</text:span><text:span text:style-name="T12"> in </text:span><text:span text:style-name="T21">allergen</text:span><text:span text:style-name="T12">’s </text:span><text:span text:style-name="T21">suspicious</text:span></text:p>
      <text:p text:style-name="P1"><text:span text:style-name="T12"><text:s text:c="16"/>add </text:span><text:span text:style-name="T21">ingredient</text:span><text:span text:style-name="T12"> to </text:span><text:span text:style-name="T21">allergen</text:span><text:span text:style-name="T12">’s </text:span><text:span text:style-name="T21">cleared</text:span></text:p>
      <text:p text:style-name="P1"><text:span text:style-name="T9"/></text:p>
      <text:p text:style-name="P1"><text:span text:style-name="T7"/></text:p>
      <text:p text:style-name="P1"><text:span text:style-name="T7">so each allergen needs </text:span><text:span text:style-name="T8">set </text:span><text:span text:style-name="T7">of </text:span><text:span text:style-name="T16">suspicious</text:span><text:span text:style-name="T7"> ingredients </text:span><text:span text:style-name="T8">and set of </text:span><text:span text:style-name="T17">cleared</text:span><text:span text:style-name="T8"> ingredients</text:span></text:p>
      <text:p text:style-name="P1"><text:span text:style-name="T8"/></text:p>
      <text:p text:style-name="P4">example</text:p>
      <text:p text:style-name="P4"/>
      <text:p text:style-name="P4"><text:span text:style-name="T16">read</text:span><text:span text:style-name="T7"> “mxmxvkd kfcds sqjhc nhms (contains dairy, fish)”</text:span></text:p>
      <text:p text:style-name="P7"><text:span text:style-name="T1">for</text:span><text:span text:style-name="T7"> ingredients:</text:span></text:p>
      <text:p text:style-name="P5"><text:span text:style-name="T16"><text:tab/>mxmxvkd</text:span><text:span text:style-name="T7"> </text:span><text:span text:style-name="T10">← { </text:span><text:span text:style-name="T19">suspicious</text:span><text:span text:style-name="T10"> = { </text:span><text:span text:style-name="T19">dairy</text:span><text:span text:style-name="T10">, </text:span><text:span text:style-name="T19">fish</text:span><text:span text:style-name="T10"> } , </text:span><text:span text:style-name="T19">cleared</text:span><text:span text:style-name="T10"> = {} }</text:span></text:p>
      <text:p text:style-name="P5"><text:span text:style-name="T19"><text:tab/>kfcds</text:span><text:span text:style-name="T10"> ← { </text:span><text:span text:style-name="T19">suspicious</text:span><text:span text:style-name="T10"> = { </text:span><text:span text:style-name="T19">dairy</text:span><text:span text:style-name="T10">, </text:span><text:span text:style-name="T19">fish</text:span><text:span text:style-name="T10"> } , </text:span><text:span text:style-name="T19">cleared</text:span><text:span text:style-name="T10"> = {} }</text:span></text:p>
      <text:p text:style-name="P5"><text:span text:style-name="T19"><text:tab/>sqjhc</text:span><text:span text:style-name="T10"> ← { </text:span><text:span text:style-name="T19">suspicious</text:span><text:span text:style-name="T10"> = { </text:span><text:span text:style-name="T19">dairy</text:span><text:span text:style-name="T10">, </text:span><text:span text:style-name="T19">fish</text:span><text:span text:style-name="T10"> } , </text:span><text:span text:style-name="T19">cleared</text:span><text:span text:style-name="T10"> = {} }</text:span></text:p>
      <text:p text:style-name="P5"><text:span text:style-name="T19"><text:tab/>nhms</text:span><text:span text:style-name="T10"> ← { </text:span><text:span text:style-name="T19">suspicious</text:span><text:span text:style-name="T10"> = { </text:span><text:span text:style-name="T19">dairy</text:span><text:span text:style-name="T10">, </text:span><text:span text:style-name="T19">fish</text:span><text:span text:style-name="T10"> } , </text:span><text:span text:style-name="T19">cleared</text:span><text:span text:style-name="T10"> = {} }</text:span></text:p>
      <text:p text:style-name="P5"><text:span text:style-name="T1">for</text:span><text:span text:style-name="T7"> </text:span><text:span text:style-name="T10">allergens:</text:span></text:p>
      <text:p text:style-name="P4"><text:span text:style-name="T16"><text:tab/>dairy</text:span><text:span text:style-name="T7"> ← { <text:s/></text:span><text:span text:style-name="T16">suspicious</text:span><text:span text:style-name="T7"> = { mxmxvkd kfcds sqjhc nhms } , </text:span><text:span text:style-name="T16">cleared</text:span><text:span text:style-name="T7"> = {} }</text:span></text:p>
      <text:p text:style-name="P4"><text:span text:style-name="T16"><text:tab/>fish</text:span><text:span text:style-name="T7"> ← { <text:s/></text:span><text:span text:style-name="T16">suspicious</text:span><text:span text:style-name="T7"> = { mxmxvkd kfcds sqjhc nhms } , </text:span><text:span text:style-name="T16">cleared</text:span><text:span text:style-name="T7"> = {} }</text:span></text:p>
      <text:p text:style-name="P5"><text:span text:style-name="T7"/></text:p>
      <text:p text:style-name="P4"><text:span text:style-name="T16">read</text:span><text:span text:style-name="T7"> “trh fvjkl sbzzf mxmxvkd (contains dairy)”</text:span></text:p>
      <text:p text:style-name="P7"><text:span text:style-name="T1">for</text:span><text:span text:style-name="T7"> ingredients:</text:span></text:p>
      <text:p text:style-name="P7"><text:span text:style-name="T7"><text:tab/></text:span><text:span text:style-name="T16">trh</text:span><text:span text:style-name="T7"> ← { </text:span><text:span text:style-name="T20">suspicious</text:span><text:span text:style-name="T7"> </text:span><text:span text:style-name="T11">= {} , </text:span><text:span text:style-name="T20">cleared</text:span><text:span text:style-name="T11"> = { </text:span><text:span text:style-name="T20">dairy</text:span><text:span text:style-name="T11"> } </text:span><text:span text:style-name="T7">}</text:span></text:p>
      <text:p text:style-name="P8"><text:span text:style-name="T7"><text:tab/></text:span><text:span text:style-name="T20">fvkjl</text:span><text:span text:style-name="T11"> ← { </text:span><text:span text:style-name="T20">suspicious</text:span><text:span text:style-name="T7"> </text:span><text:span text:style-name="T11">= {} , </text:span><text:span text:style-name="T20">cleared</text:span><text:span text:style-name="T11"> = { </text:span><text:span text:style-name="T20">dairy</text:span><text:span text:style-name="T11"> } }</text:span></text:p>
      <text:p text:style-name="P8"><text:span text:style-name="T11"><text:tab/></text:span><text:span text:style-name="T20">sbzzf</text:span><text:span text:style-name="T11"> ← { </text:span><text:span text:style-name="T20">suspicious</text:span><text:span text:style-name="T7"> </text:span><text:span text:style-name="T11">= {} , </text:span><text:span text:style-name="T20">cleared</text:span><text:span text:style-name="T11"> = { </text:span><text:span text:style-name="T20">dairy</text:span><text:span text:style-name="T11"> } }</text:span></text:p>
      <text:p text:style-name="P8"><text:soft-page-break/><text:span text:style-name="T11"><text:tab/></text:span><text:span text:style-name="T20">mxmxvkd</text:span><text:span text:style-name="T11"> ← { </text:span><text:span text:style-name="T20">suspicious</text:span><text:span text:style-name="T11"> = { </text:span><text:span text:style-name="T16">dairy</text:span><text:span text:style-name="T7">, </text:span><text:span text:style-name="T16">fish</text:span><text:span text:style-name="T11"> }, </text:span><text:span text:style-name="T20">cleared</text:span><text:span text:style-name="T11"> ={ <text:s/>} }</text:span></text:p>
      <text:p text:style-name="P9"><text:span text:style-name="T5">f</text:span><text:span text:style-name="T1">or</text:span><text:span text:style-name="T7"> allergens:</text:span></text:p>
      <text:p text:style-name="P4"><text:span text:style-name="T16"><text:tab/>dairy </text:span><text:span text:style-name="T7">← { </text:span><text:span text:style-name="T16">suspicious</text:span><text:span text:style-name="T7"> </text:span><text:span text:style-name="T11">=</text:span><text:span text:style-name="T7"> { mxmxvkd } , <text:s/></text:span><text:span text:style-name="T16">cleared</text:span><text:span text:style-name="T7"> </text:span><text:span text:style-name="T11">=</text:span><text:span text:style-name="T7"> { kfcds sqjhc nhms } }</text:span></text:p>
      <text:p text:style-name="P6"><text:span text:style-name="T19"><text:tab/>kfcds</text:span><text:span text:style-name="T10"> ← { </text:span><text:span text:style-name="T19">suspicious</text:span><text:span text:style-name="T10"> = { </text:span><text:span text:style-name="T19">fish</text:span><text:span text:style-name="T10"> } , </text:span><text:span text:style-name="T19">cleared</text:span><text:span text:style-name="T10"> = {</text:span><text:span text:style-name="T19">dairy </text:span><text:span text:style-name="T10">} }</text:span></text:p>
      <text:p text:style-name="P6"><text:span text:style-name="T19"><text:tab/>sqjhc</text:span><text:span text:style-name="T10"> ← { </text:span><text:span text:style-name="T19">suspicious</text:span><text:span text:style-name="T10"> = { </text:span><text:span text:style-name="T19">fish</text:span><text:span text:style-name="T10"> } , </text:span><text:span text:style-name="T19">cleared</text:span><text:span text:style-name="T10"> = { </text:span><text:span text:style-name="T19">dairy</text:span><text:span text:style-name="T10"> } }</text:span></text:p>
      <text:p text:style-name="P6"><text:span text:style-name="T19"><text:tab/>nhms</text:span><text:span text:style-name="T10"> ← { </text:span><text:span text:style-name="T19">suspicious</text:span><text:span text:style-name="T10"> = { </text:span><text:span text:style-name="T19">fish</text:span><text:span text:style-name="T10"> } , </text:span><text:span text:style-name="T19">cleared</text:span><text:span text:style-name="T10"> = { </text:span><text:span text:style-name="T19">dairy</text:span><text:span text:style-name="T10"> } }</text:span></text:p>
      <text:p text:style-name="P6"><text:span text:style-name="T25"/></text:p>
      <text:p text:style-name="P4"><text:span text:style-name="T7"/></text:p>
      <text:p text:style-name="P9"><text:span text:style-name="T16">read</text:span><text:span text:style-name="T7"> “sqjhc fvjkl (contains soy)”</text:span></text:p>
      <text:p text:style-name="P9"><text:span text:style-name="T1">for</text:span><text:span text:style-name="T7"> ingredients:</text:span></text:p>
      <text:p text:style-name="P9"><text:span text:style-name="T7"><text:tab/></text:span><text:span text:style-name="T16">sqjhc</text:span><text:span text:style-name="T7"> ← { </text:span><text:span text:style-name="T19">suspicious</text:span><text:span text:style-name="T10"> = { </text:span><text:span text:style-name="T19">fish</text:span><text:span text:style-name="T10">, </text:span><text:span text:style-name="T16">soy</text:span><text:span text:style-name="T10"> } , </text:span><text:span text:style-name="T19">cleared</text:span><text:span text:style-name="T10"> = { </text:span><text:span text:style-name="T16">dairy</text:span><text:span text:style-name="T10"> }</text:span><text:span text:style-name="T7"> }</text:span></text:p>
      <text:p text:style-name="P10"><text:span text:style-name="T7"><text:tab/></text:span><text:span text:style-name="T16">fvjkl</text:span><text:span text:style-name="T7"> ← { </text:span><text:span text:style-name="T16">suspicious</text:span><text:span text:style-name="T10"> </text:span><text:span text:style-name="T7">= { </text:span><text:span text:style-name="T21">soy</text:span><text:span text:style-name="T7"> } , </text:span><text:span text:style-name="T16">cleared</text:span><text:span text:style-name="T7"> = { </text:span><text:span text:style-name="T16">dairy</text:span><text:span text:style-name="T7"> } }</text:span></text:p>
      <text:p text:style-name="P11"><text:span text:style-name="T1">for</text:span><text:span text:style-name="T7"> allergens:</text:span></text:p>
      <text:p text:style-name="P11"><text:span text:style-name="T7"><text:tab/></text:span><text:span text:style-name="T16">soy</text:span><text:span text:style-name="T7"> ← { </text:span><text:span text:style-name="T16">suspicious</text:span><text:span text:style-name="T7"> = { </text:span><text:span text:style-name="T20">sqjhc</text:span><text:span text:style-name="T11">, </text:span><text:span text:style-name="T20">fvjkl </text:span><text:span text:style-name="T7">} , </text:span><text:span text:style-name="T16">cleared</text:span><text:span text:style-name="T7"> = {} }</text:span></text:p>
      <text:p text:style-name="P11"><text:span text:style-name="T7"/></text:p>
      <text:p text:style-name="P11"><text:span text:style-name="T7">read “sqjhc mxmxvkd sbzzf (contains fish)”</text:span></text:p>
      <text:p text:style-name="P11"><text:span text:style-name="T1">for</text:span><text:span text:style-name="T7"> ingredients:</text:span></text:p>
      <text:p text:style-name="P11"><text:span text:style-name="T7"><text:tab/> </text:span><text:span text:style-name="T16">sqjhc</text:span><text:span text:style-name="T7"> ← [no change]</text:span></text:p>
      <text:p text:style-name="P11"><text:span text:style-name="T7"><text:tab/> </text:span><text:span text:style-name="T16">mxmxvkd</text:span><text:span text:style-name="T7"> ← [no change]</text:span></text:p>
      <text:p text:style-name="P11"><text:span text:style-name="T7"><text:tab/> </text:span><text:span text:style-name="T16">sbzzf</text:span><text:span text:style-name="T7"> ← </text:span><text:span text:style-name="T11">{ </text:span><text:span text:style-name="T20">suspicious</text:span><text:span text:style-name="T10"> </text:span><text:span text:style-name="T11">= {} , </text:span><text:span text:style-name="T20">cleared</text:span><text:span text:style-name="T11"> = { </text:span><text:span text:style-name="T20">dairy</text:span><text:span text:style-name="T11">, </text:span><text:span text:style-name="T16">fish</text:span><text:span text:style-name="T11"> } }</text:span></text:p>
      <text:p text:style-name="P11"><text:span text:style-name="T5">f</text:span><text:span text:style-name="T1">or</text:span><text:span text:style-name="T7"> allergens:</text:span></text:p>
      <text:p text:style-name="P12"><text:span text:style-name="T7"><text:tab/></text:span><text:span text:style-name="T16">fish</text:span><text:span text:style-name="T7"> ← </text:span><text:span text:style-name="T8">{ <text:s/></text:span><text:span text:style-name="T17">suspicious</text:span><text:span text:style-name="T8"> = { mxmxvkd sqjhc } , </text:span><text:span text:style-name="T17">cleared</text:span><text:span text:style-name="T8"> = { nhms kfcds } }</text:span></text:p>
      <text:p text:style-name="P12"><text:span text:style-name="T11"><text:tab/><text:tab/></text:span><text:span text:style-name="T19">kfcds</text:span><text:span text:style-name="T10"> ← { </text:span><text:span text:style-name="T19">suspicious</text:span><text:span text:style-name="T10"> = { } , </text:span><text:span text:style-name="T19">cleared</text:span><text:span text:style-name="T10"> = {</text:span><text:span text:style-name="T19">dairy fish </text:span><text:span text:style-name="T10">} }</text:span></text:p>
      <text:p text:style-name="P12"><text:span text:style-name="T10"/></text:p>
      <text:p text:style-name="P13"><text:span text:style-name="T10">W</text:span><text:span text:style-name="T7">e have cleared kfcds, sbzzf, trh, fvkjl (yay)<text:line-break/>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SourceCodePro-Light" svg:font-family="SourceCodePro-Ligh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4:55:58.695308454</meta:creation-date>
    <dc:date>2020-12-23T22:33:07.768587731</dc:date>
    <meta:editing-duration>PT4H20M32S</meta:editing-duration>
    <meta:editing-cycles>1</meta:editing-cycles>
    <meta:document-statistic meta:table-count="0" meta:image-count="0" meta:object-count="0" meta:page-count="2" meta:paragraph-count="64" meta:word-count="539" meta:character-count="2953" meta:non-whitespace-character-count="2229"/>
    <meta:generator>LibreOffice/6.1.0.3$MacOSX_X86_64 LibreOffice_project/efb621ed25068d70781dc026f7e9c5187a4decd1</meta:generator>
  </office:meta>
</office:document-meta>
</file>